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ecf1bc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5.988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Footnote">
      <style:text-properties fo:language="en" fo:country="US" officeooo:rsid="00198fdb" officeooo:paragraph-rsid="0240b567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6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ca42e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9b4360" style:font-style-asian="normal" style:font-style-complex="normal"/>
    </style:style>
    <style:style style:name="T7" style:family="text">
      <style:text-properties fo:font-style="normal" officeooo:rsid="01c668f6" style:font-style-asian="normal" style:font-style-complex="normal"/>
    </style:style>
    <style:style style:name="T8" style:family="text">
      <style:text-properties fo:font-style="normal" officeooo:rsid="034176b8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5e4394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3ab3c01" style:font-style-asian="normal" style:font-style-complex="normal"/>
    </style:style>
    <style:style style:name="T13" style:family="text">
      <style:text-properties fo:font-style="normal" officeooo:rsid="03c2617b" style:font-style-asian="normal" style:font-style-complex="normal"/>
    </style:style>
    <style:style style:name="T14" style:family="text">
      <style:text-properties fo:font-style="normal" officeooo:rsid="03e46f2c" style:font-style-asian="normal" style:font-style-complex="normal"/>
    </style:style>
    <style:style style:name="T15" style:family="text">
      <style:text-properties fo:font-style="normal" officeooo:rsid="00056c95" style:font-style-asian="normal" style:font-style-complex="normal"/>
    </style:style>
    <style:style style:name="T16" style:family="text">
      <style:text-properties fo:font-style="normal" officeooo:rsid="03e5eb45" style:font-style-asian="normal" style:font-style-complex="normal"/>
    </style:style>
    <style:style style:name="T17" style:family="text">
      <style:text-properties fo:font-style="normal" officeooo:rsid="03e79f9e" style:font-style-asian="normal" style:font-style-complex="normal"/>
    </style:style>
    <style:style style:name="T18" style:family="text">
      <style:text-properties fo:font-style="normal" officeooo:rsid="03e8b341" style:font-style-asian="normal" style:font-style-complex="normal"/>
    </style:style>
    <style:style style:name="T19" style:family="text">
      <style:text-properties fo:font-style="normal" officeooo:rsid="03e9be28" style:font-style-asian="normal" style:font-style-complex="normal"/>
    </style:style>
    <style:style style:name="T20" style:family="text">
      <style:text-properties fo:font-style="normal" officeooo:rsid="03ea5286" style:font-style-asian="normal" style:font-style-complex="normal"/>
    </style:style>
    <style:style style:name="T21" style:family="text">
      <style:text-properties fo:font-style="normal" officeooo:rsid="03eb7235" style:font-style-asian="normal" style:font-style-complex="normal"/>
    </style:style>
    <style:style style:name="T22" style:family="text">
      <style:text-properties fo:font-style="normal" officeooo:rsid="03ebdf84" style:font-style-asian="normal" style:font-style-complex="normal"/>
    </style:style>
    <style:style style:name="T23" style:family="text">
      <style:text-properties fo:font-style="normal" officeooo:rsid="03ecf1bc" style:font-style-asian="normal" style:font-style-complex="normal"/>
    </style:style>
    <style:style style:name="T24" style:family="text">
      <style:text-properties fo:font-style="normal" officeooo:rsid="03ee9c9a" style:font-style-asian="normal" style:font-style-complex="normal"/>
    </style:style>
    <style:style style:name="T25" style:family="text">
      <style:text-properties fo:font-style="normal" officeooo:rsid="03efc804" style:font-style-asian="normal" style:font-style-complex="normal"/>
    </style:style>
    <style:style style:name="T26" style:family="text">
      <style:text-properties fo:font-style="normal" officeooo:rsid="03f09ac2" style:font-style-asian="normal" style:font-style-complex="normal"/>
    </style:style>
    <style:style style:name="T27" style:family="text">
      <style:text-properties fo:font-style="normal" officeooo:rsid="03f0ba06" style:font-style-asian="normal" style:font-style-complex="normal"/>
    </style:style>
    <style:style style:name="T28" style:family="text">
      <style:text-properties fo:font-style="normal" officeooo:rsid="03f274be" style:font-style-asian="normal" style:font-style-complex="normal"/>
    </style:style>
    <style:style style:name="T29" style:family="text">
      <style:text-properties fo:font-style="normal" officeooo:rsid="03f296fd" style:font-style-asian="normal" style:font-style-complex="normal"/>
    </style:style>
    <style:style style:name="T30" style:family="text">
      <style:text-properties fo:font-style="normal" officeooo:rsid="03f31db9" style:font-style-asian="normal" style:font-style-complex="normal"/>
    </style:style>
    <style:style style:name="T31" style:family="text">
      <style:text-properties fo:font-style="normal" officeooo:rsid="03f6484c" style:font-style-asian="normal" style:font-style-complex="normal"/>
    </style:style>
    <style:style style:name="T32" style:family="text">
      <style:text-properties fo:font-style="normal" officeooo:rsid="03f82915" style:font-style-asian="normal" style:font-style-complex="normal"/>
    </style:style>
    <style:style style:name="T33" style:family="text">
      <style:text-properties fo:font-style="normal" officeooo:rsid="03f8b8df" style:font-style-asian="normal" style:font-style-complex="normal"/>
    </style:style>
    <style:style style:name="T34" style:family="text">
      <style:text-properties fo:font-style="normal" officeooo:rsid="03f96973" style:font-style-asian="normal" style:font-style-complex="normal"/>
    </style:style>
    <style:style style:name="T35" style:family="text">
      <style:text-properties fo:font-style="normal" officeooo:rsid="03fb0d8e" style:font-style-asian="normal" style:font-style-complex="normal"/>
    </style:style>
    <style:style style:name="T36" style:family="text">
      <style:text-properties fo:font-style="normal" officeooo:rsid="03fc91f4" style:font-style-asian="normal" style:font-style-complex="normal"/>
    </style:style>
    <style:style style:name="T37" style:family="text">
      <style:text-properties fo:font-style="normal" officeooo:rsid="03fce766" style:font-style-asian="normal" style:font-style-complex="normal"/>
    </style:style>
    <style:style style:name="T38" style:family="text">
      <style:text-properties fo:font-style="normal" officeooo:rsid="03fe8824" style:font-style-asian="normal" style:font-style-complex="normal"/>
    </style:style>
    <style:style style:name="T39" style:family="text">
      <style:text-properties fo:font-style="normal" officeooo:rsid="03ff9103" style:font-style-asian="normal" style:font-style-complex="normal"/>
    </style:style>
    <style:style style:name="T40" style:family="text">
      <style:text-properties fo:font-style="normal" officeooo:rsid="040095ca" style:font-style-asian="normal" style:font-style-complex="normal"/>
    </style:style>
    <style:style style:name="T41" style:family="text">
      <style:text-properties fo:font-style="normal" officeooo:rsid="0402278b" style:font-style-asian="normal" style:font-style-complex="normal"/>
    </style:style>
    <style:style style:name="T42" style:family="text">
      <style:text-properties fo:font-style="normal" officeooo:rsid="04037672" style:font-style-asian="normal" style:font-style-complex="normal"/>
    </style:style>
    <style:style style:name="T43" style:family="text">
      <style:text-properties fo:font-style="normal" officeooo:rsid="040478cc" style:font-style-asian="normal" style:font-style-complex="normal"/>
    </style:style>
    <style:style style:name="T44" style:family="text">
      <style:text-properties fo:font-style="normal" officeooo:rsid="0404dda5" style:font-style-asian="normal" style:font-style-complex="normal"/>
    </style:style>
    <style:style style:name="T45" style:family="text">
      <style:text-properties fo:font-style="normal" officeooo:rsid="04060e2e" style:font-style-asian="normal" style:font-style-complex="normal"/>
    </style:style>
    <style:style style:name="T46" style:family="text">
      <style:text-properties fo:font-style="normal" officeooo:rsid="0407e963" style:font-style-asian="normal" style:font-style-complex="normal"/>
    </style:style>
    <style:style style:name="T47" style:family="text">
      <style:text-properties fo:font-style="normal" officeooo:rsid="0409c0ce" style:font-style-asian="normal" style:font-style-complex="normal"/>
    </style:style>
    <style:style style:name="T48" style:family="text">
      <style:text-properties fo:font-style="normal" officeooo:rsid="040bb746" style:font-style-asian="normal" style:font-style-complex="normal"/>
    </style:style>
    <style:style style:name="T49" style:family="text">
      <style:text-properties fo:font-style="normal" officeooo:rsid="040c159f" style:font-style-asian="normal" style:font-style-complex="normal"/>
    </style:style>
    <style:style style:name="T50" style:family="text">
      <style:text-properties fo:font-style="normal" officeooo:rsid="040ca42e" style:font-style-asian="normal" style:font-style-complex="normal"/>
    </style:style>
    <style:style style:name="T51" style:family="text">
      <style:text-properties officeooo:rsid="000a14f6"/>
    </style:style>
    <style:style style:name="T52" style:family="text">
      <style:text-properties officeooo:rsid="005714b7"/>
    </style:style>
    <style:style style:name="T53" style:family="text">
      <style:text-properties officeooo:rsid="00880dbe"/>
    </style:style>
    <style:style style:name="T54" style:family="text">
      <style:text-properties officeooo:rsid="007c6d62"/>
    </style:style>
    <style:style style:name="T55" style:family="text">
      <style:text-properties officeooo:rsid="01e21ff5"/>
    </style:style>
    <style:style style:name="T56" style:family="text">
      <style:text-properties officeooo:rsid="0233449b"/>
    </style:style>
    <style:style style:name="T57" style:family="text">
      <style:text-properties officeooo:rsid="02317916"/>
    </style:style>
    <style:style style:name="T58" style:family="text">
      <style:text-properties officeooo:rsid="0063a409"/>
    </style:style>
    <style:style style:name="T59" style:family="text">
      <style:text-properties officeooo:rsid="034a2232"/>
    </style:style>
    <style:style style:name="T60" style:family="text">
      <style:text-properties officeooo:rsid="0387836c"/>
    </style:style>
    <style:style style:name="T61" style:family="text">
      <style:text-properties officeooo:rsid="03b4652d"/>
    </style:style>
    <style:style style:name="T62" style:family="text">
      <style:text-properties officeooo:rsid="03e46f2c"/>
    </style:style>
    <style:style style:name="T63" style:family="text">
      <style:text-properties officeooo:rsid="023d18e5"/>
    </style:style>
    <style:style style:name="T64" style:family="text">
      <style:text-properties officeooo:rsid="00836784"/>
    </style:style>
    <style:style style:name="T65" style:family="text">
      <style:text-properties officeooo:rsid="036e9576"/>
    </style:style>
    <style:style style:name="T66" style:family="text">
      <style:text-properties officeooo:rsid="03e547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61">Esser-</text:span>Skala, 201<text:span text:style-name="T62">9</text:span></text:p>
      <text:p text:style-name="P18"/>
      <text:p text:style-name="P18"/>
      <text:p text:style-name="P13">© 201<text:span text:style-name="T62">9</text:span> by Wolfgang <text:span text:style-name="T61">Esser-</text:span>Skala. This edition is licensed under the<text:span text:style-name="T59"><text:line-break/></text:span>Creative Commons Attribution<text:span text:style-name="T53">-NonCommercial-ShareAlike</text:span> 4.0 International License.<text:span text:style-name="T59"><text:line-break/></text:span>To view a copy of this license, visit http://creativecommons.org/licenses/by<text:span text:style-name="T54">-nc-sa</text:span>/4.0/.</text:p>
      <text:p text:style-name="P12"/>
      <text:p text:style-name="P14">Music engraving by LilyPond 2.18.0 (http://www.lilypond.org).<text:span text:style-name="T52"><text:line-break/>Front matter</text:span> typeset with EB Garamond (http://www.georgduffner.at/ebgaramond).</text:p>
      <text:p text:style-name="P18"/>
      <text:p text:style-name="P11">First <text:span text:style-name="T55">version</text:span>, <text:span text:style-name="T62">January 2019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Dixit Dominus</text:span><text:span text:style-name="T3"> </text:span>bases upon <text:span text:style-name="T5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600487</text:span> (siglum Mus.2973-D-<text:span text:style-name="T62">30</text:span>).</text:p>
      <text:p text:style-name="P3"/>
      <text:p text:style-name="P4">In general, this edition closely follows the <text:span text:style-name="T60">manuscript</text:span>. Any changes <text:span text:style-name="T51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9"><text:tab/></text:span><text:span text:style-name="T11"><text:line-break/></text:span><text:span text:style-name="T16">–</text:span><text:span text:style-name="T13"><text:tab/></text:span><text:span text:style-name="T16">org</text:span><text:span text:style-name="T15"><text:note text:id="ftn1" text:note-class="footnote"><text:note-citation>1</text:note-citation><text:note-body><text:p text:style-name="P22">Abbreviations: A, alto; B, bass;<text:span text:style-name="T63"> Ms, manuscript; o</text:span>rg, basses and organ; <text:span text:style-name="T63">r, rest;</text:span> S,<text:span text:style-name="T66"> </text:span>soprano; T<text:span text:style-name="T64">, </text:span>tenor; <text:span text:style-name="T65">vl</text:span>, violin;<text:span text:style-name="T65"> vla, viola</text:span>.</text:p></text:note-body></text:note></text:span><text:span text:style-name="T13"><text:tab/></text:span><text:span text:style-name="T16">Bass figures are missing throughout the Ms<text:line-break/><text:tab/><text:tab/>(except for page 22) and were added by the editor.</text:span><text:span text:style-name="T20"><text:line-break/></text:span><text:span text:style-name="T23">68</text:span><text:span text:style-name="T22"><text:tab/>A<text:tab/>grace note missing in Ms</text:span></text:p>
      <text:p text:style-name="P26"><text:span text:style-name="T22">76<text:tab/>A<text:tab/>grace note missing in Ms</text:span><text:span text:style-name="T24"><text:line-break/>104<text:tab/>vl 1<text:tab/>1st eighth in Ms: g″8</text:span><text:span text:style-name="T22"><text:line-break/></text:span><text:span text:style-name="T21">105<text:tab/>T<text:tab/>last eighth in Ms: bes8<text:line-break/></text:span><text:span text:style-name="T17">1</text:span><text:span text:style-name="T20">42</text:span><text:span text:style-name="T17"><text:tab/>A<text:tab/>4th eighth in Ms: </text:span><text:span text:style-name="T20">c″</text:span><text:span text:style-name="T17">8</text:span><text:span text:style-name="T19"><text:line-break/>148<text:tab/>T<text:tab/>3rd quarter in Ms: g′4</text:span><text:span text:style-name="T18"><text:line-break/>151<text:tab/>A<text:tab/>2nd quarter: grace note missing in Ms</text:span><text:span text:style-name="T26"><text:line-break/><text:line-break/>1</text:span><text:span text:style-name="T29">67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31"><text:line-break/></text:span><text:span text:style-name="T26">1</text:span><text:span text:style-name="T29">6</text:span><text:span text:style-name="T31">8</text:span><text:span text:style-name="T26"><text:tab/>vl</text:span><text:span text:style-name="T29">a</text:span><text:span text:style-name="T26"><text:tab/>1st</text:span><text:span text:style-name="T27">/2nd</text:span><text:span text:style-name="T26"> quarter: grace note</text:span><text:span text:style-name="T30">s</text:span><text:span text:style-name="T26"> missing in Ms</text:span><text:span text:style-name="T29"><text:line-break/></text:span><text:span text:style-name="T26">172<text:tab/>vl 2<text:tab/>1st</text:span><text:span text:style-name="T27">/2nd</text:span><text:span text:style-name="T26"> quarter: grace note</text:span><text:span text:style-name="T30">s</text:span><text:span text:style-name="T26"> missing in Ms</text:span><text:span text:style-name="T25"><text:line-break/>220<text:tab/>vl 1<text:tab/>2nd eighth in Ms: f″8</text:span><text:span text:style-name="T28"><text:line-break/>227<text:tab/>vl 2<text:tab/>1st eighth in Ms: a′16–a′16</text:span><text:span text:style-name="T32"><text:line-break/><text:line-break/>355<text:tab/>vl 1<text:tab/>3rd/4th quarter</text:span><text:span text:style-name="T33"> in Ms</text:span><text:span text:style-name="T32">: </text:span><text:span text:style-name="T33">e″4–g′4 (no tremolo repeats)</text:span><text:span text:style-name="T34"><text:line-break/>377<text:tab/>vl 1<text:tab/>1st quarter in Ms: d″8–d″8</text:span><text:span text:style-name="T35"><text:line-break/>389<text:tab/>vl 1<text:tab/>1st eighth in Ms: es″8</text:span><text:span text:style-name="T36"><text:line-break/>407<text:tab/>vl 2 <text:tab/>1st sixteenth in Ms: d″16</text:span><text:span text:style-name="T37"><text:line-break/><text:line-break/></text:span><text:span text:style-name="T40">451<text:tab/>vl 1<text:tab/>4th eighth in Ms: bes′8<text:line-break/></text:span><text:span text:style-name="T39">457<text:tab/></text:span><text:span text:style-name="T41">vla, </text:span><text:span text:style-name="T39">org<text:tab/>3rd quarter in Ms: bes4<text:line-break/></text:span><text:span text:style-name="T37">470<text:tab/>A<text:tab/>last eighth missing in Ms</text:span><text:span text:style-name="T44"><text:line-break/>496–501<text:tab/>vla<text:tab/>half notes in Ms (no tremolo repeats)</text:span><text:span text:style-name="T45"><text:line-break/>499<text:tab/>vla<text:tab/>bar in Ms: bes′2</text:span><text:span text:style-name="T38"><text:line-break/>502<text:tab/>A<text:tab/>bar in Ms: c′2</text:span><text:span text:style-name="T43"><text:line-break/>511<text:tab/>vl 1<text:tab/>bar in Ms: g′8–g′8–g′8–g′8</text:span><text:span text:style-name="T42"><text:line-break/>550<text:tab/>vl 1, 2<text:tab/>1st quarter in Ms: c″8–a″8</text:span><text:span text:style-name="T46"><text:line-break/><text:line-break/></text:span><text:span text:style-name="T47">584<text:tab/>vl 2<text:tab/>1st sixteenth: grace note missing in Ms</text:span><text:span text:style-name="T48"><text:line-break/>616<text:tab/>vl 2<text:tab/>last note in Ms: d″32</text:span><text:span text:style-name="T49"><text:line-break/>697<text:tab/>vla<text:tab/>1st eighth in Ms: c′8</text:span><text:span text:style-name="T47"><text:line-break/></text:span><text:span text:style-name="T46">704<text:tab/>vl 1, 2<text:tab/>last eighth in Ms: g′16–f′16</text:span><text:span text:style-name="T12"><text:line-break/></text:span><text:span text:style-name="T10"><text:line-break/></text:span><text:span text:style-name="T6"><text:line-break/></text:span><text:span text:style-name="T8"><text:line-break/></text:span><text:span text:style-name="T7"><text:line-break/></text:span></text:p>
      <text:p text:style-name="P2">This edition has been compiled and checked with utmost diligence. Nevertheless, errors and mistakes cannot be totally excluded. Please report any errors and mistakes to <text:span text:style-name="T57">wolfgang</text:span> (at) <text:span text:style-name="T56">esser-skala</text:span>.at<text:span text:style-name="T57"> or create an issue or pull request on the edition’s GitHub page (https://github.com/skafdasschaf/ galuppi-dixit-dominus-BurG-II-18)</text:span>. Your help will be greatly appreciated.</text:p>
      <text:p text:style-name="P9"/>
      <text:p text:style-name="P9"/>
      <text:p text:style-name="P9"><text:span text:style-name="T5">Salzburg, </text:span><text:span text:style-name="T14">January 2019</text:span><text:line-break/>Wolfgang <text:span text:style-name="T61">Esser-</text:span>Skala</text:p>
      <text:p text:style-name="P24"><text:span text:style-name="T59"><text:line-break/></text:span>C O N T E N T S</text:p>
      <text:p text:style-name="P16"/>
      <text:p text:style-name="P15"/>
      <text:p text:style-name="P10"/>
      <text:p text:style-name="P17">1<text:tab/><text:span text:style-name="T62">Dixit Dominus</text:span><text:tab/><text:span text:style-name="T62">1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02T21:21:22.301349544</dc:date>
    <dc:creator>Wolfgang Skala</dc:creator>
    <meta:editing-duration>P10DT23H3M55S</meta:editing-duration>
    <meta:editing-cycles>953</meta:editing-cycles>
    <meta:generator>LibreOffice/4.2.8.2$Linux_X86_64 LibreOffice_project/420m0$Build-2</meta:generator>
    <meta:document-statistic meta:table-count="0" meta:image-count="1" meta:object-count="0" meta:page-count="4" meta:paragraph-count="15" meta:word-count="504" meta:character-count="2904" meta:non-whitespace-character-count="2396"/>
  </office:meta>
</office:document-meta>
</file>